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43ec4"/>
    </style:style>
    <style:style style:name="P3" style:family="paragraph" style:parent-style-name="Standard">
      <style:paragraph-properties fo:text-align="justify" style:justify-single-word="false"/>
      <style:text-properties officeooo:paragraph-rsid="0006282a"/>
    </style:style>
    <style:style style:name="P4" style:family="paragraph" style:parent-style-name="Standard">
      <style:paragraph-properties fo:text-align="justify" style:justify-single-word="false"/>
      <style:text-properties officeooo:paragraph-rsid="000af47b"/>
    </style:style>
    <style:style style:name="P5" style:family="paragraph" style:parent-style-name="Standard">
      <style:paragraph-properties fo:text-align="justify" style:justify-single-word="false"/>
      <style:text-properties fo:color="#0070ff" loext:opacity="100%" officeooo:rsid="0006282a" officeooo:paragraph-rsid="0006282a"/>
    </style:style>
    <style:style style:name="P6" style:family="paragraph" style:parent-style-name="Standard">
      <style:paragraph-properties fo:text-align="justify" style:justify-single-word="false"/>
      <style:text-properties fo:color="#0070ff" loext:opacity="100%" officeooo:paragraph-rsid="0006282a"/>
    </style:style>
    <style:style style:name="P7" style:family="paragraph" style:parent-style-name="Standard">
      <style:paragraph-properties fo:text-align="justify" style:justify-single-word="false"/>
      <style:text-properties fo:color="#0070ff" loext:opacity="100%" style:text-underline-style="none" officeooo:rsid="000b3b66" officeooo:paragraph-rsid="000b3b66"/>
    </style:style>
    <style:style style:name="P8" style:family="paragraph" style:parent-style-name="Standard">
      <style:paragraph-properties fo:text-align="justify" style:justify-single-word="false"/>
      <style:text-properties fo:color="#0070ff" loext:opacity="100%" style:text-underline-style="none" officeooo:rsid="000dadc6" officeooo:paragraph-rsid="000dadc6"/>
    </style:style>
    <style:style style:name="P9" style:family="paragraph" style:parent-style-name="Standard">
      <style:paragraph-properties fo:text-align="justify" style:justify-single-word="false"/>
      <style:text-properties fo:color="#0070ff" loext:opacity="100%" style:text-underline-style="none" officeooo:paragraph-rsid="00043ec4"/>
    </style:style>
    <style:style style:name="P10" style:family="paragraph" style:parent-style-name="Standard">
      <style:paragraph-properties fo:text-align="justify" style:justify-single-word="false"/>
      <style:text-properties fo:color="#0070ff" loext:opacity="100%" style:text-underline-style="none" officeooo:rsid="000ee1eb" officeooo:paragraph-rsid="000ee1eb"/>
    </style:style>
    <style:style style:name="P11" style:family="paragraph" style:parent-style-name="Standard">
      <style:paragraph-properties fo:text-align="justify" style:justify-single-word="false"/>
      <style:text-properties fo:color="#0070ff" loext:opacity="100%" officeooo:rsid="000c1c2f" officeooo:paragraph-rsid="000c1c2f"/>
    </style:style>
    <style:style style:name="P12" style:family="paragraph" style:parent-style-name="Standard">
      <style:paragraph-properties fo:text-align="justify" style:justify-single-word="false"/>
      <style:text-properties fo:color="#0070ff" loext:opacity="100%" officeooo:rsid="000dadc6" officeooo:paragraph-rsid="000dadc6"/>
    </style:style>
    <style:style style:name="P13" style:family="paragraph" style:parent-style-name="Standard">
      <style:paragraph-properties fo:text-align="justify" style:justify-single-word="false"/>
      <style:text-properties fo:color="#0070ff" loext:opacity="100%" officeooo:rsid="000e10a0" officeooo:paragraph-rsid="000e10a0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paragraph-rsid="00043ec4"/>
    </style:style>
    <style:style style:name="P15" style:family="paragraph" style:parent-style-name="Standard">
      <style:paragraph-properties fo:text-align="justify" style:justify-single-word="false"/>
      <style:text-properties officeooo:rsid="000b3b66" officeooo:paragraph-rsid="000b3b66"/>
    </style:style>
    <style:style style:name="P16" style:family="paragraph" style:parent-style-name="Standard">
      <style:paragraph-properties fo:text-align="justify" style:justify-single-word="false"/>
      <style:text-properties officeooo:rsid="000dadc6" officeooo:paragraph-rsid="000dadc6"/>
    </style:style>
    <style:style style:name="P17" style:family="paragraph" style:parent-style-name="Standard">
      <style:paragraph-properties fo:text-align="justify" style:justify-single-word="false"/>
      <style:text-properties fo:color="#0070ff" loext:opacity="100%" officeooo:rsid="0008ab28" officeooo:paragraph-rsid="000af47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6282a"/>
    </style:style>
    <style:style style:name="T3" style:family="text">
      <style:text-properties fo:color="#0070ff" loext:opacity="100%"/>
    </style:style>
    <style:style style:name="T4" style:family="text">
      <style:text-properties fo:color="#0070ff" loext:opacity="100%" officeooo:rsid="0006282a"/>
    </style:style>
    <style:style style:name="T5" style:family="text">
      <style:text-properties fo:color="#0070ff" loext:opacity="100%" officeooo:rsid="000a8bfc"/>
    </style:style>
    <style:style style:name="T6" style:family="text">
      <style:text-properties fo:color="#0070ff" loext:opacity="100%" officeooo:rsid="0008ab28"/>
    </style:style>
    <style:style style:name="T7" style:family="text">
      <style:text-properties officeooo:rsid="000709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pasos hay que seguir para generar un par de claves SSH en GNU/Linux?</text:p>
      <text:p text:style-name="P1"/>
      <text:p text:style-name="P1"><text:span text:style-name="T3">ssh-keygen -t rsa -</text:span><text:span text:style-name="T4">C</text:span><text:span text:style-name="T3"> "tu@email.com"</text:span></text:p>
      <text:p text:style-name="P5">Y luego darle los permisos necesarios a las claves.</text:p>
      <text:p text:style-name="P1"/>
      <text:p text:style-name="P1"/>
      <text:p text:style-name="P1">¿Qué pasos hay que seguir para añadir una clave pública SSH a un servidor ya existente</text:p>
      <text:p text:style-name="P1">sin usar la web de administración? PISTA: authorized_keys</text:p>
      <text:p text:style-name="P1"/>
      <text:p text:style-name="P5">Añadir la clave publica de la persona que se quiere conectar al servidor en el archivo authorized_keys y comprobar los permisos.</text:p>
      <text:p text:style-name="P1"/>
      <text:p text:style-name="P1">Si quieres escribir un mensaje secreto en una imagen, y garantizar al destinatario que nadie lo ha</text:p>
      <text:p text:style-name="P3">modificado, ¿Qué pasos seguirías? </text:p>
      <text:p text:style-name="P3"/>
      <text:p text:style-name="P6"><text:span text:style-name="T2">Introduciría el mensaje en la imagen y haría un hash de ese archivo. Luego </text:span><text:span text:style-name="T7">lo </text:span><text:span text:style-name="T2">firmaría con mi clave privad</text:span><text:span text:style-name="T7">a</text:span><text:span text:style-name="T2"> </text:span><text:span text:style-name="T7">y lo encriptaría con la clave publica del destinatario. Después</text:span><text:span text:style-name="T2"> se lo pasaría a la persona junto a la imagen. Por lo tanto cuando le llegue al destinatario lo que tiene que hacer es volver a generar el hash del archivo, descifrar </text:span><text:span text:style-name="T7">con su clave privada el hash y luego</text:span><text:span text:style-name="T2"> con mi clave publica <text:s/>y comprobar que corresponde con el anteriormente generado.</text:span></text:p>
      <text:p text:style-name="P1"/>
      <text:p text:style-name="P4">¿Sería posible incorporar en el contenido de un fichero su propio resumen criptográfico?<text:span text:style-name="T3"> </text:span></text:p>
      <text:p text:style-name="P4"><text:span text:style-name="T3"/></text:p>
      <text:p text:style-name="P17">NO de forma directa, ya que cada vez que introduces texto en la imagen el hash generado cambia.</text:p>
      <text:p text:style-name="P2"/>
      <text:p text:style-name="P4">Esto es, ¿Podría ponerse en el texto de este enunciado el resumen criptográfico que le corresponda al propio enunciado para que pudiérais comprobar su autenticidad? </text:p>
      <text:p text:style-name="P4"/>
      <text:p text:style-name="P4"><text:span text:style-name="T5">La respeusta es no por el mismo motivo explicado anteriormente, </text:span><text:span text:style-name="T6">ya que cada vez que introduces texto en </text:span><text:span text:style-name="T5">el documento</text:span><text:span text:style-name="T6"> el hash generado cambia.</text:span></text:p>
      <text:p text:style-name="P2"/>
      <text:p text:style-name="P2">¿Qué quiere decir [ultimate]?</text:p>
      <text:p text:style-name="P2"/>
      <text:p text:style-name="P7">Ultimate nos indica la confianza que tenemos sobre esa clave y como la hemos creado nosotros la confianza por defecto para esa clave va a ser absoluta ya que es nuestra.</text:p>
      <text:p text:style-name="P15"><text:span text:style-name="T1"/></text:p>
      <text:p text:style-name="P14">¿Cómo se exporta una clave GPG para poder usarla en otro equipo?</text:p>
      <text:p text:style-name="P8">Pondrias estos dos comandos.</text:p>
      <text:p text:style-name="P9">gpg --export-secret-keys --armor jrequies001@ikasle.ehu.eus &gt; clave_privada.asc</text:p>
      <text:p text:style-name="P9"/>
      <text:p text:style-name="P9">gpg --export --armor jrequies001@ikasle.ehu.eus &gt; clave_publica.asc</text:p>
      <text:p text:style-name="P9"/>
      <text:p text:style-name="P10">Y luego en el otro equipo las importas usando:</text:p>
      <text:p text:style-name="P10">gpg --import clave_publica.asc y les puedes dar confianza absosulta ya que son las tuyas.</text:p>
      <text:p text:style-name="P2"><text:span text:style-name="T1"/></text:p>
      <text:p text:style-name="P2">¿Cómo revocarías tu clave?</text:p>
      <text:p text:style-name="P11">Lo primero que haría seria crear un certificado de revocación para esa clave e indicar porque razón lo estoy creando junto a algún comentario opcional y lo guardaria en un lugar seguro. </text:p>
      <text:p text:style-name="P11">gpg --output revocacion.asc --gen-revoke <text:s/>xxxxx</text:p>
      <text:p text:style-name="P12">Luego importaria el certificado a mi llavero </text:p>
      <text:p text:style-name="P12">gpg --import revocacion.asc</text:p>
      <text:p text:style-name="P12">Y si fuese necesario lo subriria al servidor de claves publicas si es que la tuviese alli publicada.</text:p>
      <text:p text:style-name="P16"><text:soft-page-break/></text:p>
      <text:p text:style-name="P2"/>
      <text:p text:style-name="P2"/>
      <text:p text:style-name="P2">¿Como cifrarías este documento de manera simétrica, y qué pasos seguirias para que el</text:p>
      <text:p text:style-name="P2">receptor lo descifre?</text:p>
      <text:p text:style-name="P13">Lo cifraría usando el comando gpg --symmetric documento.txt y poniendole una contraseña.</text:p>
      <text:p text:style-name="P13">Por otro canal de comunicación seguro le pasaría la contraseña a su destinatario.</text:p>
      <text:p text:style-name="P13">Por ultimo el destinatario con el comando gpg (--output documento.txt) --decrypt documento.txt.gpg lo descifraría.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1:24:55.783870467</meta:creation-date>
    <dc:date>2025-09-27T12:19:10.681840794</dc:date>
    <meta:editing-duration>PT42M44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2" meta:paragraph-count="32" meta:word-count="478" meta:character-count="2898" meta:non-whitespace-character-count="2456"/>
  </office:meta>
</office:document-meta>
</file>